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5-06-0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5-04-0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5-02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4-12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4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4-06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4-04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3-11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3-07-1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3-05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11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10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08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06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04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2-02-1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1-12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1-10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1-07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1-05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1-03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211089160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